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fo:font-weight="bold" style:font-weight-asian="bold"/>
    </style:style>
    <style:style style:name="P2" style:family="paragraph" style:parent-style-name="Standard">
      <style:text-properties style:font-name="Roboto" fo:font-size="10pt" style:font-name-asian="Roboto1" style:font-size-asian="10pt" style:font-name-complex="Roboto1" style:font-size-complex="10pt"/>
    </style:style>
    <style:style style:name="P3" style:family="paragraph" style:parent-style-name="Standard" style:list-style-name="L1">
      <style:text-properties style:font-name="Roboto" fo:font-size="10pt" style:font-name-asian="Roboto1" style:font-size-asian="10pt" style:font-name-complex="Roboto1" style:font-size-complex="10pt"/>
    </style:style>
    <style:style style:name="P4" style:family="paragraph" style:parent-style-name="Standard">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T1" style:family="text">
      <style:text-properties style:font-name="Roboto" fo:font-size="10pt" style:font-name-asian="Roboto1" style:font-size-asian="10pt" style:font-name-complex="Roboto1" style:font-size-complex="10pt"/>
    </style:style>
    <style:style style:name="T2" style:family="text">
      <style:text-properties style:font-name="Roboto" fo:font-size="10pt" style:text-underline-style="solid" style:text-underline-width="auto" style:text-underline-color="font-color" style:font-name-asian="Roboto1" style:font-size-asian="10pt" style:font-name-complex="Roboto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215060455588099041" text:style-name="WWNum6">
        <text:list-item>
          <text:p text:style-name="P5"><text:span text:style-name="T1">Consider your favorite website/application (you can also take CareerFoundry). Think about the various data that your favorite website/application collects. Write down how analyzing the collected data could help the website/application. </text:span></text:p>
        </text:list-item>
      </text:list>
      <text:p text:style-name="P4"><text:span text:style-name="T1">- What a pointlessly vague question... CareerFoundry takes various kinds of data, the most obvious is it tracks submissions and approvals which is analyizes in order to present to me how I am doing in terms of pace and completion deadlines.</text:span></text:p>
      <text:p text:style-name="P2"/>
      <text:list xml:id="list22552971" text:continue-numbering="true" text:style-name="WWNum6">
        <text:list-item>
          <text:p text:style-name="P5"><text:span text:style-name="T1">Read the </text:span><text:a xlink:type="simple" xlink:href="https://docs.djangoproject.com/en/3.2/ref/models/querysets/" text:style-name="Internet_20_link" text:visited-style-name="Visited_20_Internet_20_Link"><text:span text:style-name="T1">Django </text:span></text:a><text:a xlink:type="simple" xlink:href="https://docs.djangoproject.com/en/3.2/ref/models/querysets/" text:style-name="Internet_20_link" text:visited-style-name="Visited_20_Internet_20_Link"><text:span text:style-name="T2">official documentation on QuerySet API</text:span></text:a><text:span text:style-name="T1">. Note down the different ways in which you can evaluate a QuerySet.</text:span></text:p>
        </text:list-item>
      </text:list>
      <text:list xml:id="list7484423383594102716" text:style-name="L1">
        <text:list-item>
          <text:list>
            <text:list-item>
              <text:list>
                <text:list-item>
                  <text:p text:style-name="P3">Another question that's just asking me to teach things to myself...</text:p>
                </text:list-item>
                <text:list-item>
                  <text:p text:style-name="P3">Iteration, like a for loop</text:p>
                </text:list-item>
                <text:list-item>
                  <text:p text:style-name="P3">Slicing, if you use the step parameter</text:p>
                </text:list-item>
                <text:list-item>
                  <text:p text:style-name="P3">Pickling, turning it into a binary</text:p>
                </text:list-item>
                <text:list-item>
                  <text:p text:style-name="P3">repr()</text:p>
                </text:list-item>
                <text:list-item>
                  <text:p text:style-name="P3">len(), calling the length of the result</text:p>
                </text:list-item>
                <text:list-item>
                  <text:p text:style-name="P3">list(), force evaluation</text:p>
                </text:list-item>
                <text:list-item>
                  <text:p text:style-name="P3">bool(), or, and, if... checking for at least one result</text:p>
                </text:list-item>
              </text:list>
            </text:list-item>
          </text:list>
        </text:list-item>
      </text:list>
      <text:p text:style-name="P2"/>
      <text:list xml:id="list22533520" text:continue-list="list22552971" text:style-name="WWNum6">
        <text:list-item>
          <text:p text:style-name="P5"><text:span text:style-name="T1">In the Exercise, you converted your QuerySet to DataFrame. Now do some research on the advantages and disadvantages of QuerySet and DataFrame, and explain the ways in which DataFrame is better for data processing.</text:span></text:p>
        </text:list-item>
      </text:list>
      <text:p text:style-name="P4"><text:span text:style-name="T1">- Really? Ugh... DataFrame has the advantages in data processing of natively supporting inputs and exports in CSV and Excel, works well with visualization libraries to make charts and graphs, can clean data and handle missing value, works directly with NumPy and SciP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28T01:49:41.12</meta:creation-date>
    <meta:document-statistic meta:table-count="0" meta:image-count="0" meta:object-count="0" meta:page-count="1" meta:paragraph-count="13" meta:word-count="229" meta:character-count="1383"/>
    <dc:date>2025-08-28T02:27:27.91</dc:date>
    <meta:editing-duration>PT6M16S</meta:editing-duration>
    <meta:editing-cycles>1</meta:editing-cycles>
    <meta:generator>OpenOffice/4.1.7$Win32 OpenOffice.org_project/417m1$Build-9800</meta:generator>
  </office:meta>
</office:document-meta>
</file>